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5458" officeooo:paragraph-rsid="0019545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95458" officeooo:paragraph-rsid="0019545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1f83" officeooo:paragraph-rsid="001e1f83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3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vénements</text:p>
      <text:p text:style-name="P1"/>
      <text:p text:style-name="P2"><text:span text:style-name="T1">Issue souhaitée</text:span> : connaître le tour de l’attaque</text:p>
      <text:p text:style-name="P2"><text:span text:style-name="T1">PNJ</text:span> : Éclaireur</text:p>
      <text:p text:style-name="P2"><text:span text:style-name="T1">Texte</text:span> :</text:p>
      <text:p text:style-name="P2"><text:span text:style-name="T1">Choix/ Effets</text:span> : -État d’urgence ! / Nourriture – 2 , Bonheur – 1, <text:s/>Armée + 1</text:p>
      <text:p text:style-name="P2">-Faites des provisions ! / Nourriture + 1 , Bonheur + <text:span text:style-name="T2">1</text:span></text:p>
      <text:p text:style-name="P3">=&gt; Tour de l’attaque conn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9:34:59.860779500</meta:creation-date>
    <dc:date>2025-10-07T09:44:52.144095200</dc:date>
    <meta:editing-duration>PT9M50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7" meta:word-count="46" meta:character-count="237" meta:non-whitespace-character-count="195"/>
  </office:meta>
</office:document-meta>
</file>